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3c78" officeooo:paragraph-rsid="00193c78"/>
    </style:style>
    <style:style style:name="P2" style:family="paragraph" style:parent-style-name="Standard">
      <style:paragraph-properties fo:text-align="center" style:justify-single-word="false"/>
      <style:text-properties officeooo:rsid="00193c78" officeooo:paragraph-rsid="00193c78"/>
    </style:style>
    <style:style style:name="P3" style:family="paragraph" style:parent-style-name="Standard">
      <style:text-properties officeooo:rsid="001d4408" officeooo:paragraph-rsid="001d4408"/>
    </style:style>
    <style:style style:name="P4" style:family="paragraph" style:parent-style-name="Text_20_body">
      <style:paragraph-properties fo:line-height="200%"/>
      <style:text-properties officeooo:paragraph-rsid="001fda3f"/>
    </style:style>
    <style:style style:name="P5" style:family="paragraph" style:parent-style-name="Standard">
      <style:paragraph-properties fo:text-align="center" style:justify-single-word="false"/>
      <style:text-properties fo:font-size="24pt" officeooo:rsid="001d4408" officeooo:paragraph-rsid="001d4408" style:font-size-asian="21pt" style:font-size-complex="24pt"/>
    </style:style>
    <style:style style:name="P6" style:family="paragraph" style:parent-style-name="Text_20_body">
      <style:paragraph-properties fo:line-height="200%"/>
      <style:text-properties officeooo:rsid="001a2074" officeooo:paragraph-rsid="001fda3f"/>
    </style:style>
    <style:style style:name="T1" style:family="text">
      <style:text-properties officeooo:rsid="001a2074"/>
    </style:style>
    <style:style style:name="T2" style:family="text">
      <style:text-properties officeooo:rsid="001ec1eb"/>
    </style:style>
    <style:style style:name="T3" style:family="text">
      <style:text-properties officeooo:rsid="001fda3f"/>
    </style:style>
    <style:style style:name="T4" style:family="text">
      <style:text-properties officeooo:rsid="0020046a"/>
    </style:style>
    <style:style style:name="T5" style:family="text">
      <style:text-properties officeooo:rsid="0020c588"/>
    </style:style>
    <style:style style:name="T6" style:family="text">
      <style:text-properties officeooo:rsid="002255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vid K. Jenson</text:p>
      <text:p text:style-name="P2"><text:a xlink:type="simple" xlink:href="mailto:Davidkjensonii@gmail.com" text:style-name="Internet_20_link" text:visited-style-name="Visited_20_Internet_20_Link">Davidkjensonii@gmail.com</text:a> | 1-817-480-1443</text:p>
      <text:p text:style-name="P1">December <text:span text:style-name="T2">2</text:span>, 2024</text:p>
      <text:p text:style-name="P1"/>
      <text:p text:style-name="P1"/>
      <text:p text:style-name="P3">Dear <text:span text:style-name="T4">Nintendo </text:span><text:span text:style-name="T5">Technology Development Hiring </text:span>Manager:</text:p>
      <text:p text:style-name="P3"/>
      <text:p text:style-name="P1"/>
      <text:p text:style-name="P4"><text:tab/><text:span text:style-name="T4">Once again I am here to throw my name into the proverbial hat at Nintendo. This has become somewhat of a yearly ritual of mine as I feel I would benefit from the experience tremendously. Not only do I have tremendous respect for the talents at Nintendo as the games they have created deeply shaped my childhood, a personal goal of mine is to eventually work in Japan.</text:span><text:span text:style-name="T2"><text:line-break/><text:tab/>In my resume you will see that I have focused mostly on game programming through my college education as well as taken it upon myself to learn computer graphics on my own. This demonstrates a strong desire for not only game development, but game engine technologies. </text:span><text:span text:style-name="T5">I believe that the professionals at Nintendo Technology Development have much to teach me in that regard. As of yet I have not developed many tools if any, though I am eager to learn from the expertise provided by this internship opportunity </text:span><text:span text:style-name="T6">in order to better my software development skills.</text:span><text:span text:style-name="T3"><text:line-break/><text:tab/>Thank you for taking the time to read this letter. I hope that it, along with my experiences outlined in my Resume, has convinced you that I would be a great addition to your intern team as this internship directly aligns with my career goals moving forward. This internship is an incredible opportunity for me to experience the industry, develop my skills, and become a better developer either at </text:span><text:span text:style-name="T6">Nintendo</text:span><text:span text:style-name="T3"> or any of the many stud</text:span><text:span text:style-name="T6">ios that develop for Nintendo’s systems</text:span><text:span text:style-name="T3">.</text:span><text:span text:style-name="T1"><text:line-break/></text:span></text:p>
      <text:p text:style-name="P6">Sincerely,<text:line-break/>David K. Jens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26:34.308927426</meta:creation-date>
    <meta:editing-duration>P1DT3H12M22S</meta:editing-duration>
    <meta:editing-cycles>2</meta:editing-cycles>
    <meta:generator>LibreOffice/7.3.7.2$Linux_X86_64 LibreOffice_project/30$Build-2</meta:generator>
    <dc:date>2025-02-19T20:49:08.452676997</dc:date>
    <meta:document-statistic meta:table-count="0" meta:image-count="0" meta:object-count="0" meta:page-count="1" meta:paragraph-count="6" meta:word-count="264" meta:character-count="1552" meta:non-whitespace-character-count="1290"/>
  </office:meta>
</office:document-meta>
</file>